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0" style:family="paragraph" style:parent-style-name="Table_20_Contents">
      <style:text-properties fo:font-size="12pt" officeooo:rsid="00200154" officeooo:paragraph-rsid="00200154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2001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Precalculus</text:span> <text:s text:c="2"/>4/<text:span text:style-name="T1">22</text:span> – 4/<text:span text:style-name="T1">26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0">Sequence, arithmetic, geometric</text:p>
          </table:table-cell>
          <table:table-cell table:style-name="Table1.A2" office:value-type="string">
            <text:p text:style-name="P10">Partial sum, Sigma</text:p>
          </table:table-cell>
          <table:table-cell table:style-name="Table1.A2" office:value-type="string">
            <text:p text:style-name="P10">Series.</text:p>
          </table:table-cell>
          <table:table-cell table:style-name="Table1.A2" office:value-type="string">
            <text:p text:style-name="P10">Telescoping</text:p>
          </table:table-cell>
          <table:table-cell table:style-name="Table1.F2" office:value-type="string">
            <text:p text:style-name="P10">Induction, well ordered sets.</text:p>
          </table:table-cell>
        </table:table-row>
        <table:table-row>
          <table:table-cell table:style-name="Table1.A2" office:value-type="string">
            <text:p text:style-name="P10">Content</text:p>
          </table:table-cell>
          <table:table-cell table:style-name="Table1.A2" office:value-type="string">
            <text:p text:style-name="P10">Common difference, common ratio. Growth.</text:p>
          </table:table-cell>
          <table:table-cell table:style-name="Table1.A2" office:value-type="string">
            <text:p text:style-name="P10">Examples of arithmetic and geometric sequences. <text:s/>Calculating partial sums and manipulations with sigma notation.</text:p>
          </table:table-cell>
          <table:table-cell table:style-name="Table1.A2" office:value-type="string">
            <text:p text:style-name="P10">The partial sums as a new sequence for a given sequence.</text:p>
          </table:table-cell>
          <table:table-cell table:style-name="Table1.A2" office:value-type="string">
            <text:p text:style-name="P10">Specific formulae for infinite series sums. <text:s/></text:p>
          </table:table-cell>
          <table:table-cell table:style-name="Table1.F2" office:value-type="string">
            <text:p text:style-name="P9"><text:span text:style-name="T2">Informally discuss intuition behind induction. <text:s/>Opportunity for scaffolding.</text:span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4T13:08:38.749271810</dc:date>
    <meta:editing-duration>PT19M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79" meta:character-count="600" meta:non-whitespace-character-count="528"/>
  </office:meta>
</office:document-meta>
</file>